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, 'Times New Roman', verdana, helvetica, arial"/>
    <style:font-face style:name="Bookman Old Style" svg:font-family="'Bookman Old Style', Georgia, 'Trebuchet MS', garamond, verdana, helvetica, arial"/>
    <style:font-face style:name="Lucidasans1" svg:font-family="Lucidasans"/>
    <style:font-face style:name="arial" svg:font-family="arial, georgia, garamond, 'times new roman', arial, verdana, helvetica"/>
    <style:font-face style:name="arial1" svg:font-family="arial, 'lucida console', 'courier new', verdana, helvetica, arial"/>
    <style:font-face style:name="georgia" svg:font-family="georgia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HTML">
      <style:table-properties style:width="8.9382in" style:rel-width="100%" style:page-number="0" table:align="left"/>
    </style:style>
    <style:style style:name="Table1.A" style:family="table-column">
      <style:table-column-properties style:column-width="6.6438in" style:rel-column-width="48713*"/>
    </style:style>
    <style:style style:name="Table1.B" style:family="table-column">
      <style:table-column-properties style:column-width="2.2944in" style:rel-column-width="16821*"/>
    </style:style>
    <style:style style:name="Table1.A1" style:family="table-cell">
      <style:table-cell-properties style:vertical-align="middle"/>
    </style:style>
    <style:style style:name="Table2" style:family="table">
      <style:table-properties style:width="8.9382in" style:rel-width="100%" table:align="left"/>
    </style:style>
    <style:style style:name="Table2.A" style:family="table-column">
      <style:table-column-properties style:column-width="3.2924in" style:rel-column-width="24141*"/>
    </style:style>
    <style:style style:name="Table2.B" style:family="table-column">
      <style:table-column-properties style:column-width="2.05in" style:rel-column-width="15032*"/>
    </style:style>
    <style:style style:name="Table2.C" style:family="table-column">
      <style:table-column-properties style:column-width="3.5951in" style:rel-column-width="26362*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5118in" table:align="left"/>
    </style:style>
    <style:style style:name="Table3.A" style:family="table-column">
      <style:table-column-properties style:column-width="1.8757in"/>
    </style:style>
    <style:style style:name="Table3.B" style:family="table-column">
      <style:table-column-properties style:column-width="2.636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text-properties style:font-name="georgia" fo:font-size="7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fo:font-weight="bold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/>
    <style:style style:name="P16" style:family="paragraph" style:parent-style-name="Text_20_body" style:list-style-name="L5"/>
    <style:style style:name="P17" style:family="paragraph" style:parent-style-name="Text_20_body" style:list-style-name="L5"/>
    <style:style style:name="P18" style:family="paragraph" style:parent-style-name="Text_20_body" style:list-style-name="L5"/>
    <style:style style:name="P19" style:family="paragraph" style:parent-style-name="Text_20_body" style:list-style-name="L5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6"/>
    <style:style style:name="P35" style:family="paragraph" style:parent-style-name="Text_20_body" style:list-style-name="L6">
      <style:text-properties fo:font-weight="normal" style:font-weight-asian="normal" style:font-weight-complex="normal"/>
    </style:style>
    <style:style style:name="P36" style:family="paragraph" style:parent-style-name="Text_20_body" style:list-style-name="L2">
      <style:paragraph-properties fo:margin-top="0in" fo:margin-bottom="0in"/>
    </style:style>
    <style:style style:name="P37" style:family="paragraph" style:parent-style-name="Text_20_body" style:list-style-name="L2">
      <style:paragraph-properties fo:margin-top="0in" fo:margin-bottom="0in"/>
    </style:style>
    <style:style style:name="P38" style:family="paragraph" style:parent-style-name="Text_20_body" style:list-style-name="L2">
      <style:paragraph-properties fo:margin-top="0in" fo:margin-bottom="0in"/>
    </style:style>
    <style:style style:name="P39" style:family="paragraph" style:parent-style-name="Text_20_body" style:list-style-name="L2">
      <style:paragraph-properties fo:margin-top="0in" fo:margin-bottom="0in"/>
    </style:style>
    <style:style style:name="P40" style:family="paragraph" style:parent-style-name="Text_20_body" style:list-style-name="L2">
      <style:paragraph-properties fo:margin-top="0in" fo:margin-bottom="0in"/>
    </style:style>
    <style:style style:name="P41" style:family="paragraph" style:parent-style-name="Text_20_body" style:list-style-name="L2">
      <style:paragraph-properties fo:margin-top="0in" fo:margin-bottom="0in"/>
    </style:style>
    <style:style style:name="P42" style:family="paragraph" style:parent-style-name="Text_20_body" style:list-style-name="L2">
      <style:paragraph-properties fo:margin-top="0in" fo:margin-bottom="0in"/>
    </style:style>
    <style:style style:name="P43" style:family="paragraph" style:parent-style-name="Text_20_body" style:list-style-name="L2">
      <style:paragraph-properties fo:margin-top="0in" fo:margin-bottom="0in"/>
    </style:style>
    <style:style style:name="P44" style:family="paragraph" style:parent-style-name="Text_20_body" style:list-style-name="L2">
      <style:paragraph-properties fo:margin-top="0in" fo:margin-bottom="0in"/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3">
      <style:paragraph-properties fo:margin-top="0in" fo:margin-bottom="0in"/>
    </style:style>
    <style:style style:name="P50" style:family="paragraph" style:parent-style-name="Text_20_body" style:list-style-name="L3">
      <style:paragraph-properties fo:margin-top="0in" fo:margin-bottom="0in"/>
    </style:style>
    <style:style style:name="P51" style:family="paragraph" style:parent-style-name="Text_20_body" style:list-style-name="L3">
      <style:paragraph-properties fo:margin-top="0in" fo:margin-bottom="0in"/>
    </style:style>
    <style:style style:name="P52" style:family="paragraph" style:parent-style-name="Text_20_body" style:list-style-name="L3">
      <style:paragraph-properties fo:margin-top="0in" fo:margin-bottom="0in"/>
    </style:style>
    <style:style style:name="P53" style:family="paragraph" style:parent-style-name="Text_20_body" style:list-style-name="L3">
      <style:paragraph-properties fo:margin-top="0in" fo:margin-bottom="0in"/>
    </style:style>
    <style:style style:name="P54" style:family="paragraph" style:parent-style-name="Text_20_body" style:list-style-name="L4">
      <style:paragraph-properties fo:margin-top="0in" fo:margin-bottom="0in"/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Text_20_body" style:list-style-name="L4">
      <style:paragraph-properties fo:margin-top="0in" fo:margin-bottom="0in"/>
    </style:style>
    <style:style style:name="P57" style:family="paragraph" style:parent-style-name="Text_20_body" style:list-style-name="L4">
      <style:paragraph-properties fo:margin-top="0in" fo:margin-bottom="0in"/>
    </style:style>
    <style:style style:name="P58" style:family="paragraph" style:parent-style-name="Text_20_body" style:list-style-name="L4">
      <style:paragraph-properties fo:margin-top="0in" fo:margin-bottom="0in"/>
    </style:style>
    <style:style style:name="P59" style:family="paragraph" style:parent-style-name="Text_20_body" style:list-style-name="L4">
      <style:paragraph-properties fo:margin-top="0in" fo:margin-bottom="0in"/>
    </style:style>
    <style:style style:name="P60" style:family="paragraph" style:parent-style-name="Text_20_body" style:list-style-name="L4">
      <style:paragraph-properties fo:margin-top="0in" fo:margin-bottom="0in"/>
    </style:style>
    <style:style style:name="P61" style:family="paragraph" style:parent-style-name="Text_20_body" style:list-style-name="L4">
      <style:paragraph-properties fo:margin-top="0in" fo:margin-bottom="0in"/>
    </style:style>
    <style:style style:name="P62" style:family="paragraph" style:parent-style-name="Text_20_body" style:list-style-name="L4">
      <style:paragraph-properties fo:margin-top="0in" fo:margin-bottom="0in"/>
    </style:style>
    <style:style style:name="P63" style:family="paragraph" style:parent-style-name="Text_20_body" style:list-style-name="L4">
      <style:paragraph-properties fo:margin-top="0in" fo:margin-bottom="0in"/>
    </style:style>
    <style:style style:name="P64" style:family="paragraph" style:parent-style-name="Text_20_body" style:list-style-name="L4">
      <style:paragraph-properties fo:margin-top="0in" fo:margin-bottom="0in"/>
    </style:style>
    <style:style style:name="P65" style:family="paragraph" style:parent-style-name="Text_20_body" style:list-style-name="L4">
      <style:paragraph-properties fo:margin-top="0in" fo:margin-bottom="0in"/>
    </style:style>
    <style:style style:name="P66" style:family="paragraph" style:parent-style-name="Text_20_body" style:list-style-name="L4">
      <style:paragraph-properties fo:margin-top="0in" fo:margin-bottom="0in"/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Text_20_body" style:list-style-name="L4">
      <style:paragraph-properties fo:margin-top="0in" fo:margin-bottom="0in"/>
    </style:style>
    <style:style style:name="P69" style:family="paragraph" style:parent-style-name="Text_20_body" style:list-style-name="L4">
      <style:paragraph-properties fo:margin-top="0in" fo:margin-bottom="0in"/>
    </style:style>
    <style:style style:name="P70" style:family="paragraph" style:parent-style-name="Text_20_body" style:list-style-name="L4">
      <style:paragraph-properties fo:margin-top="0in" fo:margin-bottom="0in"/>
    </style:style>
    <style:style style:name="P71" style:family="paragraph" style:parent-style-name="Text_20_body" style:list-style-name="L4">
      <style:paragraph-properties fo:margin-top="0in" fo:margin-bottom="0in"/>
    </style:style>
    <style:style style:name="P72" style:family="paragraph" style:parent-style-name="Text_20_body" style:list-style-name="L4">
      <style:paragraph-properties fo:margin-top="0in" fo:margin-bottom="0in"/>
    </style:style>
    <style:style style:name="P73" style:family="paragraph" style:parent-style-name="Text_20_body" style:list-style-name="L4">
      <style:paragraph-properties fo:margin-top="0in" fo:margin-bottom="0in"/>
    </style:style>
    <style:style style:name="P74" style:family="paragraph" style:parent-style-name="Text_20_body" style:list-style-name="L4">
      <style:paragraph-properties fo:margin-top="0in" fo:margin-bottom="0in"/>
    </style:style>
    <style:style style:name="P75" style:family="paragraph" style:parent-style-name="Text_20_body" style:list-style-name="L4">
      <style:paragraph-properties fo:margin-top="0in" fo:margin-bottom="0in"/>
    </style:style>
    <style:style style:name="P76" style:family="paragraph" style:parent-style-name="Text_20_body" style:list-style-name="L4">
      <style:paragraph-properties fo:margin-top="0in" fo:margin-bottom="0in"/>
    </style:style>
    <style:style style:name="P77" style:family="paragraph" style:parent-style-name="Text_20_body" style:list-style-name="L4">
      <style:paragraph-properties fo:margin-top="0in" fo:margin-bottom="0in"/>
    </style:style>
    <style:style style:name="P78" style:family="paragraph" style:parent-style-name="Text_20_body" style:list-style-name="L4">
      <style:paragraph-properties fo:margin-top="0in" fo:margin-bottom="0in"/>
    </style:style>
    <style:style style:name="P79" style:family="paragraph" style:parent-style-name="Text_20_body" style:list-style-name="L4">
      <style:paragraph-properties fo:margin-top="0in" fo:margin-bottom="0in"/>
    </style:style>
    <style:style style:name="P80" style:family="paragraph" style:parent-style-name="Text_20_body" style:list-style-name="L4">
      <style:paragraph-properties fo:margin-top="0in" fo:margin-bottom="0in"/>
    </style:style>
    <style:style style:name="P81" style:family="paragraph" style:parent-style-name="Text_20_body" style:list-style-name="L4">
      <style:paragraph-properties fo:margin-top="0in" fo:margin-bottom="0in"/>
    </style:style>
    <style:style style:name="P82" style:family="paragraph" style:parent-style-name="Text_20_body" style:list-style-name="L4">
      <style:paragraph-properties fo:margin-top="0in" fo:margin-bottom="0in"/>
    </style:style>
    <style:style style:name="P83" style:family="paragraph" style:parent-style-name="Text_20_body" style:list-style-name="L4">
      <style:paragraph-properties fo:margin-top="0in" fo:margin-bottom="0in"/>
    </style:style>
    <style:style style:name="P84" style:family="paragraph" style:parent-style-name="Text_20_body" style:list-style-name="L4">
      <style:paragraph-properties fo:margin-top="0in" fo:margin-bottom="0in"/>
    </style:style>
    <style:style style:name="P85" style:family="paragraph" style:parent-style-name="Text_20_body" style:list-style-name="L4">
      <style:paragraph-properties fo:margin-top="0in" fo:margin-bottom="0in"/>
    </style:style>
    <style:style style:name="P86" style:family="paragraph" style:parent-style-name="Text_20_body" style:list-style-name="L4">
      <style:paragraph-properties fo:margin-top="0in" fo:margin-bottom="0in"/>
    </style:style>
    <style:style style:name="P87" style:family="paragraph" style:parent-style-name="Text_20_body" style:list-style-name="L4">
      <style:paragraph-properties fo:margin-top="0in" fo:margin-bottom="0in"/>
    </style:style>
    <style:style style:name="P88" style:family="paragraph" style:parent-style-name="Text_20_body" style:list-style-name="L4">
      <style:paragraph-properties fo:margin-top="0in" fo:margin-bottom="0in"/>
    </style:style>
    <style:style style:name="P89" style:family="paragraph" style:parent-style-name="Text_20_body" style:list-style-name="L4">
      <style:paragraph-properties fo:margin-top="0in" fo:margin-bottom="0in"/>
    </style:style>
    <style:style style:name="P90" style:family="paragraph" style:parent-style-name="Text_20_body" style:list-style-name="L4">
      <style:paragraph-properties fo:margin-top="0in" fo:margin-bottom="0in"/>
    </style:style>
    <style:style style:name="P91" style:family="paragraph" style:parent-style-name="Text_20_body" style:list-style-name="L4">
      <style:paragraph-properties fo:margin-top="0in" fo:margin-bottom="0in"/>
    </style:style>
    <style:style style:name="P92" style:family="paragraph" style:parent-style-name="Text_20_body" style:list-style-name="L4">
      <style:paragraph-properties fo:margin-top="0in" fo:margin-bottom="0in"/>
    </style:style>
    <style:style style:name="P93" style:family="paragraph" style:parent-style-name="Text_20_body" style:list-style-name="L4">
      <style:paragraph-properties fo:margin-top="0in" fo:margin-bottom="0in"/>
    </style:style>
    <style:style style:name="P94" style:family="paragraph" style:parent-style-name="Text_20_body" style:list-style-name="L4">
      <style:paragraph-properties fo:margin-top="0in" fo:margin-bottom="0in"/>
    </style:style>
    <style:style style:name="P95" style:family="paragraph" style:parent-style-name="Text_20_body" style:list-style-name="L4">
      <style:paragraph-properties fo:margin-top="0in" fo:margin-bottom="0in"/>
    </style:style>
    <style:style style:name="P96" style:family="paragraph" style:parent-style-name="Text_20_body" style:list-style-name="L4">
      <style:paragraph-properties fo:margin-top="0in" fo:margin-bottom="0in"/>
    </style:style>
    <style:style style:name="P97" style:family="paragraph" style:parent-style-name="Text_20_body" style:list-style-name="L5">
      <style:paragraph-properties fo:margin-top="0in" fo:margin-bottom="0in"/>
    </style:style>
    <style:style style:name="P98" style:family="paragraph" style:parent-style-name="Text_20_body" style:list-style-name="L10">
      <style:paragraph-properties fo:margin-top="0in" fo:margin-bottom="0in"/>
    </style:style>
    <style:style style:name="P99" style:family="paragraph" style:parent-style-name="Text_20_body" style:list-style-name="L10">
      <style:paragraph-properties fo:margin-top="0in" fo:margin-bottom="0in"/>
    </style:style>
    <style:style style:name="P100" style:family="paragraph" style:parent-style-name="Text_20_body" style:list-style-name="L10">
      <style:paragraph-properties fo:margin-top="0in" fo:margin-bottom="0in"/>
    </style:style>
    <style:style style:name="P101" style:family="paragraph" style:parent-style-name="Text_20_body" style:list-style-name="L11">
      <style:paragraph-properties fo:margin-top="0in" fo:margin-bottom="0in"/>
    </style:style>
    <style:style style:name="P102" style:family="paragraph" style:parent-style-name="Text_20_body" style:list-style-name="L11">
      <style:paragraph-properties fo:margin-top="0in" fo:margin-bottom="0in"/>
    </style:style>
    <style:style style:name="P103" style:family="paragraph" style:parent-style-name="Text_20_body" style:list-style-name="L11">
      <style:paragraph-properties fo:margin-top="0in" fo:margin-bottom="0in"/>
    </style:style>
    <style:style style:name="P104" style:family="paragraph" style:parent-style-name="Text_20_body" style:list-style-name="L11">
      <style:paragraph-properties fo:margin-top="0in" fo:margin-bottom="0in"/>
    </style:style>
    <style:style style:name="P105" style:family="paragraph" style:parent-style-name="Text_20_body" style:list-style-name="L12">
      <style:paragraph-properties fo:margin-top="0in" fo:margin-bottom="0in"/>
    </style:style>
    <style:style style:name="P106" style:family="paragraph" style:parent-style-name="Text_20_body" style:list-style-name="L12">
      <style:paragraph-properties fo:margin-top="0in" fo:margin-bottom="0in"/>
    </style:style>
    <style:style style:name="P107" style:family="paragraph" style:parent-style-name="Text_20_body" style:list-style-name="L12">
      <style:paragraph-properties fo:margin-top="0in" fo:margin-bottom="0in"/>
    </style:style>
    <style:style style:name="P108" style:family="paragraph" style:parent-style-name="Text_20_body" style:list-style-name="L12">
      <style:paragraph-properties fo:margin-top="0in" fo:margin-bottom="0in"/>
    </style:style>
    <style:style style:name="P109" style:family="paragraph" style:parent-style-name="Text_20_body" style:list-style-name="L13">
      <style:paragraph-properties fo:margin-top="0in" fo:margin-bottom="0in"/>
    </style:style>
    <style:style style:name="P110" style:family="paragraph" style:parent-style-name="Text_20_body" style:list-style-name="L13">
      <style:paragraph-properties fo:margin-top="0in" fo:margin-bottom="0in"/>
    </style:style>
    <style:style style:name="P111" style:family="paragraph" style:parent-style-name="Text_20_body" style:list-style-name="L13">
      <style:paragraph-properties fo:margin-top="0in" fo:margin-bottom="0in"/>
    </style:style>
    <style:style style:name="P112" style:family="paragraph" style:parent-style-name="Text_20_body" style:list-style-name="L14">
      <style:paragraph-properties fo:margin-top="0in" fo:margin-bottom="0in"/>
    </style:style>
    <style:style style:name="P113" style:family="paragraph" style:parent-style-name="Text_20_body" style:list-style-name="L14">
      <style:paragraph-properties fo:margin-top="0in" fo:margin-bottom="0in"/>
    </style:style>
    <style:style style:name="P114" style:family="paragraph" style:parent-style-name="Text_20_body" style:list-style-name="L14">
      <style:paragraph-properties fo:margin-top="0in" fo:margin-bottom="0in"/>
    </style:style>
    <style:style style:name="P115" style:family="paragraph" style:parent-style-name="Text_20_body" style:list-style-name="L14">
      <style:paragraph-properties fo:margin-top="0in" fo:margin-bottom="0in"/>
    </style:style>
    <style:style style:name="P116" style:family="paragraph" style:parent-style-name="Text_20_body" style:list-style-name="L3">
      <style:paragraph-properties fo:margin-top="0in" fo:margin-bottom="0in"/>
    </style:style>
    <style:style style:name="P117" style:family="paragraph" style:parent-style-name="Text_20_body" style:list-style-name="L4">
      <style:paragraph-properties fo:margin-top="0in" fo:margin-bottom="0in"/>
    </style:style>
    <style:style style:name="P118" style:family="paragraph" style:parent-style-name="Text_20_body" style:list-style-name="L6">
      <style:paragraph-properties fo:margin-left="0.7874in" fo:margin-right="0.5209in" fo:text-indent="0in" style:auto-text-indent="false"/>
      <style:text-properties fo:font-weight="normal" style:font-weight-asian="normal" style:font-weight-complex="normal"/>
    </style:style>
    <style:style style:name="P119" style:family="paragraph" style:parent-style-name="Text_20_body" style:list-style-name="L6">
      <style:paragraph-properties fo:margin-left="0.7874in" fo:margin-right="0.5209in" fo:text-indent="0in" style:auto-text-indent="false"/>
      <style:text-properties fo:font-weight="normal" style:font-weight-asian="normal" style:font-weight-complex="normal"/>
    </style:style>
    <style:style style:name="P120" style:family="paragraph" style:parent-style-name="Text_20_body" style:list-style-name="L6">
      <style:paragraph-properties fo:margin-left="0.7874in" fo:margin-right="0.5209in" fo:text-indent="0in" style:auto-text-indent="false"/>
    </style:style>
    <style:style style:name="P121" style:family="paragraph" style:parent-style-name="Text_20_body" style:list-style-name="L6">
      <style:paragraph-properties fo:margin-left="0.7874in" fo:margin-right="0.5209in" fo:text-indent="0in" style:auto-text-indent="false"/>
    </style:style>
    <style:style style:name="P122" style:family="paragraph" style:parent-style-name="Text_20_body" style:list-style-name="L6">
      <style:paragraph-properties fo:margin-left="0.7874in" fo:margin-right="0.5209in" fo:text-indent="0in" style:auto-text-indent="false"/>
    </style:style>
    <style:style style:name="P123" style:family="paragraph" style:parent-style-name="Text_20_body" style:list-style-name="L6">
      <style:paragraph-properties fo:margin-left="0.7874in" fo:margin-right="0.5209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style:text-position="33% 80%" fo:font-weight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" text:outline-level="2">SAIMON MOORE — CURRICULUM VITAE</text:h>
          </table:table-cell>
          <table:table-cell table:style-name="Table1.A1" office:value-type="string">
            <text:p text:style-name="P2"><text:a xlink:type="simple" xlink:href="../cv_ca.xhtml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Eduard Gibert, 56 S.A.3ª,<text:line-break/>Cornellà de Llobregat - 08940, Spain</text:p>
          </table:table-cell>
          <table:table-cell office:value-type="string">
            <text:p text:style-name="P3">+34 (93) 474 0829<text:line-break/>+34 653134748</text:p>
          </table:table-cell>
          <table:table-cell office:value-type="string">
            <text:p text:style-name="P4"><text:a xlink:type="simple" xlink:href="mailto:saimonmoore@gmail.com">saimonmoore@gmail.com</text:a><text:line-break/>http://saimonmoore.net</text:p>
          </table:table-cell>
        </table:table-row>
      </table:table>
      <text:h text:style-name="Heading_20_4" text:outline-level="4"><office:annotation><dc:date>2005-09-10T00:00:00</dc:date><text:p>personal</text:p></office:annotation>PERSONAL INFORMA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D.O.B:</text:p>
          </table:table-cell>
          <table:table-cell table:style-name="Table3.A1" office:value-type="string">
            <text:p text:style-name="Table_20_Contents">December 29, 1970</text:p>
          </table:table-cell>
        </table:table-row>
        <table:table-row>
          <table:table-cell table:style-name="Table3.A1" office:value-type="string">
            <text:p text:style-name="P5">Sex:</text:p>
          </table:table-cell>
          <table:table-cell table:style-name="Table3.A1" office:value-type="string">
            <text:p text:style-name="Table_20_Contents">Male</text:p>
          </table:table-cell>
        </table:table-row>
        <table:table-row>
          <table:table-cell table:style-name="Table3.A1" office:value-type="string">
            <text:p text:style-name="P5">Nationality:</text:p>
          </table:table-cell>
          <table:table-cell table:style-name="Table3.A1" office:value-type="string">
            <text:p text:style-name="Table_20_Contents">Cypriot, British</text:p>
          </table:table-cell>
        </table:table-row>
        <table:table-row>
          <table:table-cell table:style-name="Table3.A1" office:value-type="string">
            <text:p text:style-name="P5">Marital Status:</text:p>
          </table:table-cell>
          <table:table-cell table:style-name="Table3.A1" office:value-type="string">
            <text:p text:style-name="Table_20_Contents">Single</text:p>
          </table:table-cell>
        </table:table-row>
        <table:table-row>
          <table:table-cell table:style-name="Table3.A1" office:value-type="string">
            <text:p text:style-name="P5">Languages Known:</text:p>
          </table:table-cell>
          <table:table-cell table:style-name="Table3.A1" office:value-type="string">
            <text:p text:style-name="Table_20_Contents">English, Greek, Spanish, Catalan</text:p>
          </table:table-cell>
        </table:table-row>
        <table:table-row>
          <table:table-cell table:style-name="Table3.A1" office:value-type="string">
            <text:p text:style-name="P5">Driver's License:</text:p>
          </table:table-cell>
          <table:table-cell table:style-name="Table3.A1" office:value-type="string">
            <text:p text:style-name="Table_20_Contents">B1 and own vehicle</text:p>
          </table:table-cell>
        </table:table-row>
      </table:table>
      <text:h text:style-name="Heading_20_4" text:outline-level="4"><office:annotation><dc:date>2005-09-10T00:00:00</dc:date><text:p>interests</text:p></office:annotation>FIELDS OF INTERESTS</text:h>
      <text:list text:style-name="L1">
        <text:list-item>
          <text:p text:style-name="P8">Software Design, Web Development, Component Software, <text:a xlink:type="simple" xlink:href="http://www.extremeprogramming.org/">XP</text:a> and <text:a xlink:type="simple" xlink:href="http://agilemanifesto.org/principles.html">Agile</text:a> Development, Workflow Engines </text:p>
        </text:list-item>
      </text:list>
      <text:h text:style-name="Heading_20_4" text:outline-level="4"><office:annotation><dc:date>2005-09-10T00:00:00</dc:date><text:p>systems</text:p></office:annotation>SYSTEMS EXPERIENCE</text:h>
      <text:list text:style-name="L2">
        <text:list-item>
          <text:p text:style-name="P36"><text:span text:style-name="T1">Programming Languages (Compiled):</text:span> <text:a xlink:type="simple" xlink:href="http://java.sun.com/">Java</text:a>, <text:a xlink:type="simple" xlink:href="http://www.freepascal.org/">Pascal</text:a> </text:p>
        </text:list-item>
        <text:list-item>
          <text:p text:style-name="P36"><text:span text:style-name="T1">Java Skills:</text:span> <text:a xlink:type="simple" xlink:href="http://java.sun.com/j2ee/">J2EE</text:a>, <text:a xlink:type="simple" xlink:href="http://java.sun.com/j2se/1.4.2/docs/index.html">Core Libraries</text:a>, <text:a xlink:type="simple" xlink:href="http://java.sun.com/products/jfc/">Swing</text:a> </text:p>
        </text:list-item>
        <text:list-item>
          <text:p text:style-name="P36"><text:span text:style-name="T1">Programming Languages (Interpreted):</text:span> <text:a xlink:type="simple" xlink:href="http://www.ruby-lang.org/en/">Ruby</text:a>, <text:a xlink:type="simple" xlink:href="http://developer.netscape.com/">JavaScript</text:a> (<text:a xlink:type="simple" xlink:href="http://script.aculo.us/">AJAX</text:a>), <text:a xlink:type="simple" xlink:href="http://www.beanshell.org/">Beanshell</text:a>, <text:a xlink:type="simple" xlink:href="http://groovy.codehaus.org/">Groovy</text:a> </text:p>
        </text:list-item>
        <text:list-item>
          <text:p text:style-name="P36"><text:span text:style-name="T1">Frameworks:</text:span> <text:a xlink:type="simple" xlink:href="http://java.sun.com/j2ee/">J2EE</text:a>, <text:a xlink:type="simple" xlink:href="http://www.rubyonrails.com/">RubyOnRails</text:a>, <text:a xlink:type="simple" xlink:href="http://plexus.codehaus.org/">Plexus</text:a>, <text:a xlink:type="simple" xlink:href="http://jakarta.apache.org/turbine">Turbine</text:a>, <text:a xlink:type="simple" xlink:href="http://www.opensymphony.com/webwork/">Webwork</text:a> </text:p>
        </text:list-item>
        <text:list-item>
          <text:p text:style-name="P36"><text:span text:style-name="T1">Documentation Technologies:</text:span> <text:a xlink:type="simple" xlink:href="http://www.w3.org/TR/xhtml1/">(X)HTML</text:a>, <text:a xlink:type="simple" xlink:href="http://www.w3.org/TR/CSS21/">CSS</text:a>, DHTML, <text:a xlink:type="simple" xlink:href="http://www.w3.org/XML/">XML</text:a> (<text:a xlink:type="simple" xlink:href="http://www.saxproject.org/">SAX</text:a>, <text:a xlink:type="simple" xlink:href="http://www.w3.org/RDF/">RDF</text:a>) </text:p>
        </text:list-item>
        <text:list-item>
          <text:p text:style-name="P36"><text:span text:style-name="T1">Template Engines:</text:span> <text:a xlink:type="simple" xlink:href="http://java.sun.com/products/jsp/"><text:span text:style-name="ACRONYM">JSP</text:span></text:a>, <text:a xlink:type="simple" xlink:href="http://www.atg.com/">JHTML</text:a>, <text:a xlink:type="simple" xlink:href="http://jakarta.apache.org/velocity">Velocity</text:a>, <text:a xlink:type="simple" xlink:href="http://raa.ruby-lang.org/project/erb">RHTML</text:a> </text:p>
        </text:list-item>
        <text:list-item>
          <text:p text:style-name="P36"><text:span text:style-name="T1">Distributed:</text:span> <text:a xlink:type="simple" xlink:href="http://java.sun.com/products/jdk/rmi/">RMI</text:a>, <text:a xlink:type="simple" xlink:href="http://www.xmlrpc.com/">XML-RPC</text:a> </text:p>
        </text:list-item>
        <text:list-item>
          <text:p text:style-name="P36"><text:span text:style-name="T1">Component Containers:</text:span> <text:a xlink:type="simple" xlink:href="http://plexus.codehaus.org/">Plexus</text:a>, <text:a xlink:type="simple" xlink:href="http://picocontainer.codehaus.org/">Pico Container</text:a>, <text:a xlink:type="simple" xlink:href="http://needle.rubyforge.org/">Needle</text:a> </text:p>
        </text:list-item>
        <text:list-item>
          <text:p text:style-name="P36"><text:span text:style-name="T1">Application Servers:</text:span> <text:a xlink:type="simple" xlink:href="http://www.atg.com/en/products/architecture/multi_app.jhtml"><text:span text:style-name="ACRONYM">DAS</text:span></text:a>, <text:a xlink:type="simple" xlink:href="http://jakarta.apache.org/tomcat/">Tomcat</text:a>, <text:a xlink:type="simple" xlink:href="http://www.mortbay.com/">Jetty</text:a>, <text:a xlink:type="simple" xlink:href="http://wwws.sun.com/software/sunone/">Sun ONE</text:a>, <text:a xlink:type="simple" xlink:href="http://www.caucho.com/">Resin</text:a>, <text:a xlink:type="simple" xlink:href="http://www.jboss.org/">JBoss</text:a> </text:p>
        </text:list-item>
        <text:list-item>
          <text:p text:style-name="P36"><text:span text:style-name="T1">Tools:</text:span> <text:a xlink:type="simple" xlink:href="http://www.jedit.org/">jEdit</text:a>, <text:a xlink:type="simple" xlink:href="http://www.jetbrains.com/idea/">IntelliJ IDEA</text:a>, <text:a xlink:type="simple" xlink:href="http://www.eclipse.org/">Eclipse</text:a>, <text:a xlink:type="simple" xlink:href="http://www.quest.com/">Toad</text:a>, <text:a xlink:type="simple" xlink:href="http://www.borland.com/us/products/together/index.html">Together</text:a>, <text:a xlink:type="simple" xlink:href="http://www.nongnu.org/cvs/"><text:span text:style-name="ACRONYM">CVS</text:span></text:a>, <text:a xlink:type="simple" xlink:href="http://subversion.tigris.org/">Subversion</text:a> </text:p>
        </text:list-item>
        <text:list-item>
          <text:p text:style-name="P36"><text:span text:style-name="T1">DB:</text:span> <text:a xlink:type="simple" xlink:href="http://www.oracle.com/">Oracle</text:a>, <text:a xlink:type="simple" xlink:href="http://www.mysql.com/">MySQL</text:a>, <text:a xlink:type="simple" xlink:href="http://www.prevayler.org/">Prevayler</text:a> </text:p>
        </text:list-item>
        <text:list-item>
          <text:p text:style-name="P36"><text:span text:style-name="T1">Query Languages:</text:span> PL-SQL, <text:span text:style-name="ACRONYM">RQL</text:span> </text:p>
        </text:list-item>
        <text:list-item>
          <text:p text:style-name="P36"><text:span text:style-name="T1">Platforms:</text:span> Linux (<text:a xlink:type="simple" xlink:href="http://www.gentoo.org/">Gentoo</text:a>, <text:a xlink:type="simple" xlink:href="http://www.novell.com/linux/suse/">SUSE</text:a>, <text:a xlink:type="simple" xlink:href="http://www.redhat.com/">Redhat</text:a>, <text:a xlink:type="simple" xlink:href="http://www.mandrivalinux.com/">Mandrake</text:a>), Solaris, HPUX, Windows (<text:a xlink:type="simple" xlink:href="http://www.cygwin.com/">Cygwin</text:a>), DOS </text:p>
        </text:list-item>
        <text:list-item>
          <text:p text:style-name="P9"><text:span text:style-name="T1">E-commerce platforms:</text:span> <text:a xlink:type="simple" xlink:href="http://http://www.atg.com/en/products/architecture/multi_app.jhtml"><text:span text:style-name="ACRONYM">DPS</text:span></text:a>, <text:a xlink:type="simple" xlink:href="http://http://www.atg.com/en/products/architecture/multi_app.jhtml"><text:span text:style-name="ACRONYM">DCS</text:span></text:a>, <text:a xlink:type="simple" xlink:href="http://http://www.atg.com/en/products/architecture/multi_app.jhtml"><text:span text:style-name="ACRONYM">DSS</text:span></text:a> </text:p>
        </text:list-item>
      </text:list>
      <text:h text:style-name="Heading_20_4" text:outline-level="4"><office:annotation><dc:date>2005-09-10T00:00:00</dc:date><text:p>projects</text:p></office:annotation>PROJECTS</text:h>
      <text:list text:style-name="L3">
        <text:list-item>
          <text:p text:style-name="P49"><text:span text:style-name="T1">Globalize, 2007: </text:span><text:span text:style-name="T4">Became core developer of the </text:span><text:a xlink:type="simple" xlink:href="http://www.globalize-rails.org/"><text:span text:style-name="T4">Globalize for Rails</text:span></text:a><text:span text:style-name="T4"> plugin. </text:span></text:p>
        </text:list-item>
        <text:list-item>
          <text:p text:style-name="P49"><text:bookmark text:name="Bligi"/><text:span text:style-name="T1">Bligi, 2005:</text:span> Implementing own <text:a xlink:type="simple" xlink:href="http://saimonmoore.net/">web site</text:a> software in <text:a xlink:type="simple" xlink:href="http://www.ruby-lang.org/">Ruby</text:a>, using <text:a xlink:type="simple" xlink:href="http://www.rubyonrails.com/">RubyOnRails</text:a>. Software will be an integration of a blog, a wiki, a <text:span text:style-name="ACRONYM">p.i.m</text:span>. and a photo management software. An open source project, that will be released under an Apache style license. </text:p>
        </text:list-item>
        <text:list-item>
          <text:p text:style-name="P49"><text:span text:style-name="T1">Survey, 2005:</text:span> An open source project that will allow online survey management/running, implemented using <text:a xlink:type="simple" xlink:href="http://plexus.codehaus.org/">Plexus</text:a>, a component container, <text:a xlink:type="simple" xlink:href="http://werkflow.codehaus.org/">Werkflow</text:a>, a workflow engine, <text:a xlink:type="simple" xlink:href="http://www.prevayler.org/">Prevayler</text:a>, an object persistence library, <text:a xlink:type="simple" xlink:href="http://www.hibernate.org/">Hibernate</text:a>, an object/relational persistence service and <text:a xlink:type="simple" xlink:href="http://eclipse.org/aspectj/">AspectJ</text:a>, an AOP framework. </text:p>
        </text:list-item>
        <text:list-item>
          <text:p text:style-name="P49"><text:span text:style-name="T1">TADS jEdit Plugin, 2004:</text:span> Designed and coded a plugin for the <text:a xlink:type="simple" xlink:href="http://www.jedit.org/">jEdit</text:a> for developing interactive fiction using the <text:a xlink:type="simple" xlink:href="http://www.tads.org/"><text:span text:style-name="ACRONYM">TADS</text:span></text:a> IF programming language. This included the writing of a <text:a xlink:type="simple" xlink:href="https://javacc.dev.java.net/">JavaCC</text:a> grammar and parser and <text:a xlink:type="simple" xlink:href="http://community.jedit.org/?q=filestore/download/1055">syntax-highlighting mode</text:a>. </text:p>
        </text:list-item>
        <text:list-item>
          <text:p text:style-name="P49"><text:span text:style-name="T1">Amigos, 2004:</text:span> 'Alumni'-style web application using <text:a xlink:type="simple" xlink:href="http://www.opensymphony.com/webwork/">Webwork</text:a>, <text:a xlink:type="simple" xlink:href="http://nanning.codehaus.org/">Nanning</text:a>, <text:a xlink:type="simple" xlink:href="http://www.prevayler.org/">Prevayler</text:a>. Only partly started. </text:p>
        </text:list-item>
        <text:list-item>
          <text:p text:style-name="P49"><text:span text:style-name="T1">Mavenizer jEdit Plugin, 2004:</text:span> Designed and partially coded a plugin to integrate <text:a xlink:type="simple" xlink:href="http://maven.apache.org/">Maven</text:a> (A project/build management system) into <text:a xlink:type="simple" xlink:href="http://www.jedit.org/">jEdit</text:a>. Includes menu execution of goals, <text:span text:style-name="ACRONYM">pom</text:span> wizard/editor. </text:p>
        </text:list-item>
        <text:list-item>
          <text:p text:style-name="P10"><text:span text:style-name="T1">Didaxe, 2003:</text:span> Software to manage an online freelance teacher agency. Implemented using the <text:a xlink:type="simple" xlink:href="http://jakarta.apache.org/turbine">Turbine</text:a> web framework in Java. </text:p>
        </text:list-item>
      </text:list>
      <text:h text:style-name="Heading_20_4" text:outline-level="4"><office:annotation><dc:date>2005-09-10T00:00:00</dc:date><text:p>work</text:p></office:annotation>WORK EXPERIENCE</text:h>
      <text:p text:style-name="Text_20_body"><text:span text:style-name="T1">January 2006 – Present</text:span></text:p>
      <text:list text:style-name="L6">
        <text:list-item>
          <text:p text:style-name="P21"><text:a xlink:type="simple" xlink:href="http://webtypes.com/"><text:span text:style-name="T1">Freelance Web Developer</text:span></text:a><text:span text:style-name="T1">: </text:span></text:p>
          <text:p text:style-name="P35">Have been involved in many rails projects including:</text:p>
        </text:list-item>
        <text:list-item>
          <text:p text:style-name="P118">ocium.com – Spanish Jazz ecommerce site (written from scratch)</text:p>
        </text:list-item>
        <text:list-item>
          <text:p text:style-name="P118">amicsmuseuprecolombi.org – Spanish museum of precolumbian art in Barcelona.</text:p>
        </text:list-item>
        <text:list-item>
          <text:p text:style-name="P120"><text:span text:style-name="T4">fidelico.com – Cypriot </text:span>corporate management<text:span text:style-name="T4">/tax consultants.</text:span></text:p>
        </text:list-item>
        <text:list-item>
          <text:p text:style-name="P120"><text:span text:style-name="T4">artetnic.com – site for precolumbian art shop in Barcelona, Spain.</text:span></text:p>
        </text:list-item>
        <text:list-item>
          <text:p text:style-name="P120"><text:span text:style-name="T4">movi.com – large site with next generation video /picture mashupping.</text:span></text:p>
        </text:list-item>
        <text:list-item>
          <text:p text:style-name="P120"><text:span text:style-name="T4">attensa.com – news feed server. (Wrote eclipse plugin)</text:span></text:p>
        </text:list-item>
      </text:list>
      <text:p text:style-name="Text_20_body"><text:span text:style-name="T1">August 2002 – December 2005</text:span></text:p>
      <text:list text:style-name="L4">
        <text:list-item>
          <text:p text:style-name="P54"><text:a xlink:type="simple" xlink:href="http://www.condisline.com/"><text:span text:style-name="T1">CondisLine.com</text:span></text:a><text:span text:style-name="T1">! Senior Java Analyst/Developer:</text:span> An online supermarket with home delivery to over 50,000 customers in Catalonia, Spain. The site is currently based on the <text:a xlink:type="simple" xlink:href="http://www.atg.com/">ATG</text:a> Dynamo 5.1.1 e-commerce platform. Responsibilities have included: </text:p>
          <text:list>
            <text:list-item>
              <text:p text:style-name="P54">2004 – 2005: Jointly responsible for the design and development of the forthcoming version of the CondisLine.com site. The site is based on the <text:a xlink:type="simple" xlink:href="http://www.atg.com/en/products/ecommerce/">ATG 7.1 e-commerce</text:a> platform running under <text:span text:style-name="ACRONYM">DAS</text:span> 6.3. This version is a complete redesign and rewrite of the current site. </text:p>
              <text:list>
                <text:list-item>
                  <text:p text:style-name="P54">Production deployment of new site, including database migration. </text:p>
                </text:list-item>
                <text:list-item>
                  <text:p text:style-name="P54">Installation, configuration and administration of application/web server (<text:a xlink:type="simple" xlink:href="http://httpd.apache.org/">Apache 1.3.30</text:a>) software on production/pre-production machines (HP-UX 11.11). </text:p>
                </text:list-item>
                <text:list-item>
                  <text:p text:style-name="P54">Redesign of the proprietary object/data model. </text:p>
                </text:list-item>
                <text:list-item>
                  <text:p text:style-name="P54">Extended Userprofiling/Commerce framework for proprietary business model. </text:p>
                </text:list-item>
                <text:list-item>
                  <text:p text:style-name="P54">Wrote catalog presentation module. </text:p>
                </text:list-item>
                <text:list-item>
                  <text:p text:style-name="P54">Wrote catalog loading package. </text:p>
                </text:list-item>
                <text:list-item>
                  <text:p text:style-name="P54">Wrote customer profile module. </text:p>
                </text:list-item>
                <text:list-item>
                  <text:p text:style-name="P54">Wrote automatic customer loyalty scheme. </text:p>
                </text:list-item>
                <text:list-item>
                  <text:p text:style-name="P54">Wrote number of fraud detection services. </text:p>
                </text:list-item>
                <text:list-item>
                  <text:p text:style-name="P54">Wrote <text:a xlink:type="simple" xlink:href="http://lucene.apache.org/">Lucene</text:a> - based search and quick search modules. </text:p>
                </text:list-item>
                <text:list-item>
                  <text:p text:style-name="P54">Wrote wish lists module. </text:p>
                </text:list-item>
                <text:list-item>
                  <text:p text:style-name="P54">Ported back office portal and security framework. </text:p>
                </text:list-item>
                <text:list-item>
                  <text:p text:style-name="P54">Wrote custom back office CRM module. </text:p>
                </text:list-item>
                <text:list-item>
                  <text:p text:style-name="P54">Ported dynamic surveys module. </text:p>
                </text:list-item>
                <text:list-item>
                  <text:p text:style-name="P54">Wrote new object model migration package using pl-sql. </text:p>
                </text:list-item>
                <text:list-item>
                  <text:p text:style-name="P54">Wrote number of custom promotions. </text:p>
                </text:list-item>
                <text:list-item>
                  <text:p text:style-name="P54">Short spells as head of the IT department. </text:p>
                </text:list-item>
                <text:list-item>
                  <text:p text:style-name="P54">General maintenance and incident handling. </text:p>
                </text:list-item>
                <text:list-item>
                  <text:p text:style-name="P54">Instigated the department-wide use of java IDE (<text:a xlink:type="simple" xlink:href="http://www.eclipse.org/">Eclipse</text:a>). </text:p>
                </text:list-item>
              </text:list>
            </text:list-item>
            <text:list-item>
              <text:p text:style-name="P54">2002 – 2004: General maintenance and development of new features of the Dynamo 5.1.1 - based site </text:p>
              <text:list>
                <text:list-item>
                  <text:p text:style-name="P54">Wrote dynamic online surveys module. </text:p>
                </text:list-item>
                <text:list-item>
                  <text:p text:style-name="P54">Wrote <text:a xlink:type="simple" xlink:href="http://www.businessobjects.com/">Crystal Reports</text:a> reporting module for survey data integrated with <text:a xlink:type="simple" xlink:href="http://www.frontrange.com/">third-party</text:a>CRM software. </text:p>
                </text:list-item>
                <text:list-item>
                  <text:p text:style-name="P54">Wrote number of logistics maintenance modules. </text:p>
                </text:list-item>
                <text:list-item>
                  <text:p text:style-name="P54">Wrote number of repository/sql based reports/scheduled processes. </text:p>
                </text:list-item>
                <text:list-item>
                  <text:p text:style-name="P54">Wrote back office portal and security framework. </text:p>
                </text:list-item>
                <text:list-item>
                  <text:p text:style-name="P54">Experience with Solaris 5.7 servers running load-balanced Dynamo application servers. </text:p>
                </text:list-item>
                <text:list-item>
                  <text:p text:style-name="P54">Wrote detailed report on detecting bottlenecks and improving site/application efficiency with detailed investigation of jvm performance parameters and it's garbage collector. </text:p>
                </text:list-item>
                <text:list-item>
                  <text:p text:style-name="P54">Wrote number of proprietary promotions using ATG Scenarios. </text:p>
                </text:list-item>
                <text:list-item>
                  <text:p text:style-name="P54">Wrote number of custom promotions in java. </text:p>
                </text:list-item>
                <text:list-item>
                  <text:p text:style-name="P54">Cleanup and documentation of proprietary code-base. </text:p>
                </text:list-item>
                <text:list-item>
                  <text:p text:style-name="P54">Wrote <text:span text:style-name="ACRONYM">PDF</text:span> reporting system for 'picking' module using the <text:a xlink:type="simple" xlink:href="http://www.lowagie.com/iText/">iText</text:a> and <text:a xlink:type="simple" xlink:href="http://jakarta.apache.org/velocity/">Velocity</text:a> libraries. </text:p>
                </text:list-item>
                <text:list-item>
                  <text:p text:style-name="P54">Instigated and implemented the CondisLine <text:a xlink:type="simple" xlink:href="http://www.nongnu.org/cvs/"><text:span text:style-name="ACRONYM">CVS</text:span></text:a> versioning system. Consultant on Condis cvs versioning system. </text:p>
                </text:list-item>
                <text:list-item>
                  <text:p text:style-name="P54">Installation,setup and administration of linux-based dedicated CVS server. </text:p>
                </text:list-item>
                <text:list-item>
                  <text:p text:style-name="P54">Wrote build/deployment system using <text:a xlink:type="simple" xlink:href="http://maven.apache.org/">Maven</text:a>. </text:p>
                </text:list-item>
                <text:list-item>
                  <text:p text:style-name="P54">Setup custom data warehouse using <text:a xlink:type="simple" xlink:href="http://www.oracle.com/technology/software/products/warehouse/index.html">Oracle Warehouse Builder</text:a>. </text:p>
                </text:list-item>
                <text:list-item>
                  <text:p text:style-name="P54">Wrote <text:a xlink:type="simple" xlink:href="http://www.oracle.com/technology/products/forms/index.html">Oracle Forms</text:a>-based logistics reporting module. </text:p>
                </text:list-item>
                <text:list-item>
                  <text:p text:style-name="P54">Wrote dedicated data mining reports using <text:a xlink:type="simple" xlink:href="http://www.oracle.com/technology/software/products/discoverer/index.html">Oracle Discoverer</text:a>. </text:p>
                </text:list-item>
                <text:list-item>
                  <text:p text:style-name="P54">General consultant for java, xml, css, open source tools and libraries, cvs. </text:p>
                </text:list-item>
                <text:list-item>
                  <text:p text:style-name="P11">General maintenance, bug fixing and incident handling. </text:p>
                </text:list-item>
              </text:list>
            </text:list-item>
          </text:list>
          <text:p text:style-name="P12">Courses &amp; Seminars</text:p>
          <text:list>
            <text:list-item>
              <text:p text:style-name="P54">Introduction to Oracle 9i: SQL - [<text:a xlink:type="simple" xlink:href="http://www.nhbarcelona.com/">New Horizons</text:a>] </text:p>
            </text:list-item>
            <text:list-item>
              <text:p text:style-name="P54">Oracle iDS Forms: Build Internet Applications I - [<text:a xlink:type="simple" xlink:href="http://www.nhbarcelona.com/">New Horizons</text:a>] </text:p>
            </text:list-item>
            <text:list-item>
              <text:p text:style-name="P54">Oracle iDS Forms: Build Internet Applications II - [<text:a xlink:type="simple" xlink:href="http://www.nhbarcelona.com/">New Horizons</text:a>] </text:p>
            </text:list-item>
            <text:list-item>
              <text:p text:style-name="P54">Oracle 9i Database Administration Fundamentals I - [<text:a xlink:type="simple" xlink:href="http://www.nhbarcelona.com/">New Horizons</text:a>] </text:p>
            </text:list-item>
            <text:list-item>
              <text:p text:style-name="P11">Time Management with Outlook - [<text:a xlink:type="simple" xlink:href="http://www.tmi.es/">TMI</text:a>] </text:p>
            </text:list-item>
          </text:list>
        </text:list-item>
      </text:list>
      <text:p text:style-name="Text_20_body"><text:span text:style-name="T1">May 2000 – June 2002</text:span> </text:p>
      <text:list text:style-name="L5">
        <text:list-item>
          <text:p text:style-name="P97"><text:a xlink:type="simple" xlink:href="http://www.serikat.es/"><text:span text:style-name="T1">Serikat</text:span></text:a><text:span text:style-name="T1">! Lead Developer/Project Manager</text:span> Service-oriented company where I was assigned to a number of clients including: </text:p>
          <text:list>
            <text:list-item>
              <text:p text:style-name="P14"><text:a xlink:type="simple" xlink:href="http://www.portraits.org/">Moderna Escuela Mediterránea</text:a>: </text:p>
              <text:p text:style-name="P14">Starting off as junior programmer, took over as lead developer and then later as project manager. Developed a jsp/servlet-based logistics administration portal running against a <text:a xlink:type="simple" xlink:href="http://www.microsoft.com/sql/">Microsoft SQL Server</text:a> database, covering all aspects such as order approvals workflow, photographer/agent life cycle, purchasing, shipping management, data querying/reporting and exporting module. </text:p>
              <text:p text:style-name="P14">Instigated and developed a versioning system using <text:a xlink:type="simple" xlink:href="http://www.nongnu.org/cvs/"><text:span text:style-name="ACRONYM">CVS</text:span></text:a> on a dedicated linux-based box serving all internet projects. Installed and setup linux server.</text:p>
            </text:list-item>
            <text:list-item>
              <text:p text:style-name="P14"><text:a xlink:type="simple" xlink:href="http://www.phira.com/">Phira</text:a>: </text:p>
              <text:p text:style-name="P14">Development of jsp/servlet-based on-line product catalog system for customer browsing. </text:p>
            </text:list-item>
            <text:list-item>
              <text:p text:style-name="P14"><text:a xlink:type="simple" xlink:href="http://www.miprimerempleo.com/">MiPrimerEmpleo.com</text:a> </text:p>
              <text:p text:style-name="P14">Integration and customization of open-source java-based web chat system. </text:p>
            </text:list-item>
          </text:list>
        </text:list-item>
      </text:list>
      <text:p text:style-name="Text_20_body"><text:span text:style-name="T1">September 1999 – October 1999</text:span> </text:p>
      <text:list text:style-name="L6">
        <text:list-item>
          <text:p text:style-name="P21"><text:a xlink:type="simple" xlink:href="http://www.excerptamedica.com/"><text:span text:style-name="T1">Excerpta Medica</text:span></text:a><text:span text:style-name="T1">! Salesman</text:span> </text:p>
          <text:p text:style-name="P21">Selling publishables to the pharmaceutical industry in Barcelona.</text:p>
        </text:list-item>
      </text:list>
      <text:p text:style-name="P6">September 1997 – September 1999 </text:p>
      <text:list text:style-name="L7">
        <text:list-item>
          <text:p text:style-name="P23"><text:a xlink:type="simple" xlink:href="http://www.wsi.es/"><text:span text:style-name="T1">Wall Street Institute</text:span></text:a><text:span text:style-name="T1">! English Teacher</text:span> </text:p>
          <text:p text:style-name="P23">Full time english teaching involving language and grammar classes, tutorials and conversation classes. Responsible for organization of social activities.</text:p>
        </text:list-item>
      </text:list>
      <text:p text:style-name="P6">June 1997 – June 1997 </text:p>
      <text:list text:style-name="L8">
        <text:list-item>
          <text:p text:style-name="P25"><text:a xlink:type="simple" xlink:href="http://www.google.com/search?q=checkpoint+barcelona"><text:span text:style-name="T1">Checkpoint (Barcelona) Ltd</text:span></text:a><text:span text:style-name="T1">! Sales clerk</text:span> </text:p>
          <text:p text:style-name="P25">Selling currency at an exchange bureau.</text:p>
        </text:list-item>
      </text:list>
      <text:p text:style-name="Text_20_body"><text:span text:style-name="T1">1992 – 1994</text:span> </text:p>
      <text:list text:style-name="L9">
        <text:list-item>
          <text:p text:style-name="P27"><text:a xlink:type="simple" xlink:href="http://www.aecc.co.uk/"><text:span text:style-name="T1">The Aberdeen Exhibition and Conference Centre</text:span></text:a><text:span text:style-name="T1">! Clerk</text:span> </text:p>
          <text:p text:style-name="P27">Gained basic bookkeeping knowledge and customer service training.</text:p>
        </text:list-item>
      </text:list>
      <text:p text:style-name="Text_20_body"><text:span text:style-name="T1">1991 – 1992</text:span> </text:p>
      <text:list text:style-name="L10">
        <text:list-item>
          <text:p text:style-name="P98"><text:a xlink:type="simple" xlink:href="http://www.cypruscement.com/"><text:span text:style-name="T1">Cyprus Cement Company</text:span></text:a><text:span text:style-name="T1">! Technical Assistant</text:span> </text:p>
          <text:list>
            <text:list-item>
              <text:p text:style-name="P98">Performed chemical testing of the cement product </text:p>
            </text:list-item>
            <text:list-item>
              <text:p text:style-name="P98">Involved in modernisation of the slurry packing plant including training in the programming and installation of Allen-Bradley PLC Systems (Programmable Logic Controllers) as well as in electrical and mechanical installation. </text:p>
            </text:list-item>
            <text:list-item>
              <text:p text:style-name="P29">Wrote a temperature monitoring alarm system [Borland's <text:a xlink:type="simple" xlink:href="http://community.borland.com/article/0,1410,20803,00.html">Turbo Pascal</text:a>] for the bearings under the factory's kiln which is still in use today! </text:p>
            </text:list-item>
          </text:list>
        </text:list-item>
      </text:list>
      <text:h text:style-name="Heading_20_4" text:outline-level="4"><office:annotation><dc:date>2005-09-10T00:00:00</dc:date><text:p>activities</text:p></office:annotation>SELECTED PAST/ONGOING ACTIVITIES</text:h>
      <text:list text:style-name="L11">
        <text:list-item>
          <text:p text:style-name="P101">I maintain a website, <text:a xlink:type="simple" xlink:href="http://www.saimonmoore.net/">saimonmoore.net</text:a>, where I write about my experiences both technical and personal. I wrote the <text:a xlink:type="simple" xlink:href="#Bligi">software</text:a> powering it. </text:p>
        </text:list-item>
        <text:list-item>
          <text:p text:style-name="P101">I maintained my old website, <text:a xlink:type="simple" xlink:href="http://www.myjavaserver.com/~saimon/">Saimon Moore's Personal Page</text:a>, a comprehensive site about me written using <text:a xlink:type="simple" xlink:href="http://jakarta.apache.org/velocity/docs/anakia.html">Anakia</text:a>. Guest book written using <text:a xlink:type="simple" xlink:href="http://www.prevayler.org/">Prevayler</text:a>. </text:p>
        </text:list-item>
        <text:list-item>
          <text:p text:style-name="P101">My old web log, <text:a xlink:type="simple" xlink:href="http://www.jroller.com/page/saimonm">Sklires Skepsis</text:a> [Note: All content has been imported into <text:a xlink:type="simple" xlink:href="#Bligi">Bligi</text:a>]. </text:p>
        </text:list-item>
        <text:list-item>
          <text:p text:style-name="P101">I have contributed directly/indirectly to the following open source projects: <text:a xlink:type="simple" xlink:href="http://www.jedit.org/">jEdit</text:a>, <text:a xlink:type="simple" xlink:href="http://www.fettig.net/projects/hep/">HEP</text:a>, <text:a xlink:type="simple" xlink:href="http://maven.apache.org/">Maven</text:a>, <text:a xlink:type="simple" xlink:href="http://jakarta.apache.org/commons/sandbox/messenger/">Messenger</text:a>, <text:a xlink:type="simple" xlink:href="http://plexus.codehaus.org/">Plexus</text:a>, <text:a xlink:type="simple" xlink:href="http://jakarta.apache.org/turbine">Turbine</text:a>, <text:a xlink:type="simple" xlink:href="http://jakarta.apache.org/velocity">Velocity</text:a>, <text:a xlink:type="simple" xlink:href="http://werkflow.codehaus.org/">Werkflow</text:a>, <text:a xlink:type="simple" xlink:href="http://nanning.codehaus.org/">Nanning</text:a>. </text:p>
        </text:list-item>
        <text:list-item>
          <text:p text:style-name="P30">I am also active or maintain an interest in the following open source projects: <text:a xlink:type="simple" xlink:href="http://www.rubyonrails.com/">RubyOnRails</text:a>, <text:a xlink:type="simple" xlink:href="http://www.tads.org/"><text:span text:style-name="ACRONYM">TADS</text:span></text:a>, <text:a xlink:type="simple" xlink:href="http://www.codehaus.org/">Codehaus</text:a>. </text:p>
        </text:list-item>
      </text:list>
      <text:h text:style-name="Heading_20_4" text:outline-level="4"><office:annotation><dc:date>2005-09-10T00:00:00</dc:date><text:p>worth</text:p></office:annotation>WORTH A MENTION</text:h>
      <text:list text:style-name="L12">
        <text:list-item>
          <text:p text:style-name="P105">Wrote a Maven <text:a xlink:type="simple" xlink:href="http://www.mail-archive.com/turbine-maven-user@jakarta.apache.org/msg01615.html">server</text:a>, which allowed both remote and rapid turnround execution of maven goals. </text:p>
        </text:list-item>
        <text:list-item>
          <text:p text:style-name="P105">Wrote <text:a xlink:type="simple" xlink:href="http://www.mail-archive.com/turbine-dev@jakarta.apache.org/msg03604.html">JScript</text:a>, a javascript implementation of a dynamic validation service for the Jakarta Turbine's <text:a xlink:type="simple" xlink:href="http://jakarta.apache.org/turbine/turbine/turbine-2.3/apidocs/org/apache/turbine/services/intake/package-summary.html">Intake</text:a> service. </text:p>
        </text:list-item>
        <text:list-item>
          <text:p text:style-name="P105">Wrote a <text:a xlink:type="simple" xlink:href="http://www.jedit.org/">jEdit</text:a> <text:a xlink:type="simple" xlink:href="http://wiki.apache.org/jakarta-velocity/VelocityEditors">syntax highlighting mode</text:a> for the <text:a xlink:type="simple" xlink:href="http://jakarta.apache.org/velocity">Velocity</text:a> templating engine. </text:p>
        </text:list-item>
        <text:list-item>
          <text:p text:style-name="P105">Wrote a <text:a xlink:type="simple" xlink:href="http://www.jedit.org/">jEdit</text:a> <text:a xlink:type="simple" xlink:href="http://www.google.com/search?q=tads+jedit">syntax highlighting mode</text:a> for the <text:a xlink:type="simple" xlink:href="http://www.tads.org/">TADS 2</text:a> IF system. </text:p>
        </text:list-item>
        <text:list-item>
          <text:p text:style-name="P31">I've written a number of <text:a xlink:type="simple" xlink:href="http://community.jedit.org/?q=filestore">macros</text:a> for jEdit which are publicly available on the community site and via the <text:a xlink:type="simple" xlink:href="http://community.jedit.org/cgi-bin/TWiki/view/Plugins/MacroManager">Macros Manager plugin</text:a> in jEdit. </text:p>
        </text:list-item>
      </text:list>
      <text:h text:style-name="Heading_20_4" text:outline-level="4"><office:annotation><dc:date>2005-09-10T00:00:00</dc:date><text:p>commiter status</text:p></office:annotation>COMMITER STATUS</text:h>
      <text:list text:style-name="L13">
        <text:list-item>
          <text:p text:style-name="P109">On the <text:a xlink:type="simple" xlink:href="http://werkflow.codehaus.org/">Werkflow</text:a> project at the Codehaus. </text:p>
        </text:list-item>
        <text:list-item>
          <text:p text:style-name="P109">On the <text:a xlink:type="simple" xlink:href="http://plexus.codehaus.org/">Plexus</text:a> project at the Codehaus. </text:p>
        </text:list-item>
        <text:list-item>
          <text:p text:style-name="P109">On the <text:a xlink:type="simple" xlink:href="http://mevenide.codehaus.org/">Mevenide</text:a> project at the Codehaus. </text:p>
        </text:list-item>
        <text:list-item>
          <text:p text:style-name="P32">On the <text:a xlink:type="simple" xlink:href="http://jakarta.apache.org/commons/sandbox/messenger/">Messenger</text:a> project at the Codehaus. </text:p>
        </text:list-item>
      </text:list>
      <text:h text:style-name="Heading_20_4" text:outline-level="4"><office:annotation><dc:date>2005-09-10T00:00:00</dc:date><text:p>education</text:p></office:annotation>EDUCATION</text:h>
      <text:list text:style-name="L14">
        <text:list-item>
          <text:p text:style-name="P112"><text:a xlink:type="simple" xlink:href="http://www.open.ac.uk/">Open University</text:a>, <text:span text:style-name="T1">BSc(Hons) Computing &amp; Mathematical Sciences</text:span> , 2005-present [In progress] </text:p>
        </text:list-item>
        <text:list-item>
          <text:p text:style-name="P112"><text:a xlink:type="simple" xlink:href="http://www.manchester.ac.uk/">University of Manchester</text:a>, <text:span text:style-name="T1">Doctor of Philosophy in Oncology</text:span> at the <text:a xlink:type="simple" xlink:href="http://www.paterson.man.ac.uk/">The Paterson Institute for Cancer Research</text:a> (<text:a xlink:type="simple" xlink:href="http://www.christie.nhs.uk/">Christie Hospital NHS Trust</text:a>), 1995-1998 </text:p>
        </text:list-item>
        <text:list-item>
          <text:p text:style-name="P112"><text:a xlink:type="simple" xlink:href="http://www.rgu.ac.uk/">Robert Gordon University</text:a>, Aberdeen, Scotland, <text:span text:style-name="T1">BSc(Hons) 1</text:span><text:span text:style-name="T3">st</text:span><text:span text:style-name="T1"> Class Applied Chemistry</text:span> (3<text:span text:style-name="T2">rd</text:span> in class), 1989-1994 </text:p>
        </text:list-item>
        <text:list-item>
          <text:p text:style-name="P112"><text:a xlink:type="simple" xlink:href="http://www.bridgeofdon.aberdeen.sch.uk/">Bridge of Don Academy</text:a>, <text:span text:style-name="T1">Secondary School</text:span>, Aberdeen, Scotland, (S.Y.S. (ABB), H-Grades (AABB)), 1985-1988 </text:p>
        </text:list-item>
        <text:list-item>
          <text:p text:style-name="P33"><text:a xlink:type="simple" xlink:href="http://www.google.com/search?q=Lanition+Lyceum+Limassol">Lanition Lyceum</text:a>, <text:span text:style-name="T1">Secondary School</text:span>, <text:a xlink:type="simple" xlink:href="http://www.google.com/search?q=Limassol+Cyprus">Limassol</text:a>, <text:a xlink:type="simple" xlink:href="http://www.google.com/search?q=Cyprus">Cyprus</text:a>, 1982-1985 </text:p>
        </text:list-item>
      </text:list>
      <text:h text:style-name="Heading_20_4" text:outline-level="4"><office:annotation><dc:date>2005-09-10T00:00:00</dc:date><text:p>hobbies</text:p></office:annotation>HOBBIES</text:h>
      <text:p text:style-name="Text_20_body"><office:annotation><dc:date>2005-09-10T00:00:00</dc:date><text:p>&lt;ul&gt;</text:p><text:p>    &lt;li&gt;I greatly enjoy rock climbing, hill walking and mountaineering and am a member of the</text:p><text:p>    &lt;a href="http://www.cordada.org/"&gt;Cordada&lt;/a&gt; association of Excursionists &amp;amp; Ecologists.&lt;/li&gt;</text:p><text:p>    &lt;li&gt;I regularly play badminton at &lt;a href="http://polis-ei.simtec.es/"&gt;Poliesportiu Municipal l'Espanya Industrial&lt;/a&gt; Sports Complex.&lt;/li&gt;</text:p><text:p>    &lt;li&gt;I have a little workshop on the terrace where I carve wood. You can see some of things I've carved &lt;a href="http://saimonmoore.net"&gt;here&lt;/a&gt;&lt;/li&gt;</text:p><text:p>    &lt;li&gt;Hacking away; I know I spend too much time on my laptop ;)&lt;/li&gt;</text:p><text:p>    &lt;li&gt;I'm a bit of a handyman around the house and enjoy DIY jobs.&lt;/li&gt;</text:p><text:p>    &lt;li&gt;I really enjoy learning and occupy myself reading as often as I can.&lt;/li&gt;</text:p><text:p>&lt;/ul&gt;</text:p><text:p/></office:annotation>You can see a list of pages where I have made some contribution directly/indirectly with a search on Google (<text:a xlink:type="simple" xlink:href="http://www.google.com/search?q=saimon+moore">http://www.google.com/search?q=saimon+moore</text:a>). </text:p>
      <text:p text:style-name="P7">Copyright © 2005 Saimon Moore.<office:annotation><dc:date>2005-09-10T00:00:00</dc:date><text:p>Last modified: Tuesday, August 30, 2005.</text:p></office:annotatio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, 'Times New Roman', verdana, helvetica, arial"/>
    <style:font-face style:name="Bookman Old Style" svg:font-family="'Bookman Old Style', Georgia, 'Trebuchet MS', garamond, verdana, helvetica, arial"/>
    <style:font-face style:name="Lucidasans1" svg:font-family="Lucidasans"/>
    <style:font-face style:name="arial" svg:font-family="arial, georgia, garamond, 'times new roman', arial, verdana, helvetica"/>
    <style:font-face style:name="arial1" svg:font-family="arial, 'lucida console', 'courier new', verdana, helvetica, arial"/>
    <style:font-face style:name="georgia" svg:font-family="georgia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3126in" fo:margin-right="0.5209in" fo:text-align="justify" style:justify-single-word="false" fo:text-indent="0in" style:auto-text-indent="false"/>
      <style:text-properties fo:color="#000000" style:font-name="Arial" fo:font-size="10pt" style:font-name-asian="Arial" style:font-size-asian="10pt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="none"/>
      <style:text-properties style:font-name="Bookman Old Style" fo:font-size="24pt" fo:font-weight="bold" style:font-name-asian="Bookman Old Style" style:font-size-asian="24pt" style:font-weight-asian="bold" style:font-name-complex="Bookman Old Style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padding="0in" fo:border="none"/>
      <style:text-properties style:font-name="Bookman Old Style" fo:font-size="18pt" fo:font-weight="bold" style:font-name-asian="Bookman Old Style" style:font-size-asian="18pt" style:font-weight-asian="bold" style:font-name-complex="Bookman Old Style" style:font-size-complex="18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padding="0in" fo:border="none"/>
      <style:text-properties style:font-name="Bookman Old Style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fo:color="#000000" style:font-name="Arial" fo:font-size="10pt" style:font-name-asian="Arial" style:font-size-asian="10pt" style:font-name-complex="Arial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cc" style:text-line-through-style="none" style:font-name="arial1" fo:font-size="10pt" style:text-underline-style="none" style:text-blinking="false" style:font-name-asian="arial1" style:font-size-asian="10pt" style:font-name-complex="arial1" style:font-size-complex="10pt"/>
    </style:style>
    <style:style style:name="Visited_20_Internet_20_Link" style:display-name="Visited Internet Link" style:family="text">
      <style:text-properties fo:color="#0000cc" style:text-line-through-style="none" style:font-name="arial1" fo:font-size="10pt" style:text-underline-style="none" style:text-blinking="false" style:font-name-asian="arial1" style:font-size-asian="10pt" style:font-name-complex="arial1" style:font-size-complex="10pt"/>
    </style:style>
    <style:style style:name="Endnote_20_Symbol" style:display-name="Endnote Symbol" style:family="text"/>
    <style:style style:name="ACRONYM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style:num-format="1" style:print-orientation="portrait" fo:margin-top="0.3937in" fo:margin-bottom="0.3937in" fo:margin-left="0.7874in" fo:margin-right="0.3937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SAIMON MOORE - CURRICULUM VITAE</dc:title>
    <meta:creation-date>2005-09-10T18:32:03</meta:creation-date>
    <dc:creator>Saimon Moore</dc:creator>
    <dc:date>2007-06-28T17:57:11</dc:date>
    <dc:language>en-US</dc:language>
    <meta:editing-cycles>2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52" meta:word-count="1439" meta:character-count="10178"/>
  </office:meta>
</office:document-meta>
</file>